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tahoma" svg:font-family="tahoma, arial, helvetica, sans-serif"/>
    <style:font-face style:name="verdana" svg:font-family="verdana, arial, helvetica, sans-serif"/>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xi Sans" svg:font-family="'Luxi Sans'" style:font-pitch="variable"/>
    <style:font-face style:name="Luxi Sans1" svg:font-family="'Luxi Sans'" style:font-adornments="Regular"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Albany" svg:font-family="Albany"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16.933cm" table:align="left"/>
    </style:style>
    <style:style style:name="Table2.A" style:family="table-column">
      <style:table-column-properties style:column-width="2.999cm"/>
    </style:style>
    <style:style style:name="Table2.B" style:family="table-column">
      <style:table-column-properties style:column-width="13.935cm"/>
    </style:style>
    <style:style style:name="Table4" style:family="table">
      <style:table-properties style:width="16.933cm" table:align="left"/>
    </style:style>
    <style:style style:name="Table4.A" style:family="table-column">
      <style:table-column-properties style:column-width="2.999cm"/>
    </style:style>
    <style:style style:name="Table4.B" style:family="table-column">
      <style:table-column-properties style:column-width="13.935cm"/>
    </style:style>
    <style:style style:name="Table1" style:family="table">
      <style:table-properties style:width="16.933cm" fo:break-before="auto" fo:break-after="auto" table:align="left"/>
    </style:style>
    <style:style style:name="Table1.A" style:family="table-column">
      <style:table-column-properties style:column-width="2.999cm"/>
    </style:style>
    <style:style style:name="Table1.B" style:family="table-column">
      <style:table-column-properties style:column-width="6.967cm"/>
    </style:style>
    <style:style style:name="Table9" style:family="table">
      <style:table-properties style:width="16.933cm" table:align="left" style:shadow="none" style:may-break-between-rows="false"/>
    </style:style>
    <style:style style:name="Table9.A" style:family="table-column">
      <style:table-column-properties style:column-width="3.097cm"/>
    </style:style>
    <style:style style:name="Table9.B" style:family="table-column">
      <style:table-column-properties style:column-width="6.918cm"/>
    </style:style>
    <style:style style:name="Table9.A1" style:family="table-cell">
      <style:table-cell-properties fo:padding="0.132cm" fo:border="none"/>
    </style:style>
    <style:style style:name="Table9.B1" style:family="table-cell">
      <style:table-cell-properties fo:padding="0.132cm" fo:border-left="none" fo:border-right="none" fo:border-top="none" fo:border-bottom="0.002cm solid #999999"/>
    </style:style>
    <style:style style:name="Table5" style:family="table">
      <style:table-properties style:width="16.933cm" fo:break-before="auto" fo:break-after="auto" table:align="left" style:may-break-between-rows="false"/>
    </style:style>
    <style:style style:name="Table5.A" style:family="table-column">
      <style:table-column-properties style:column-width="3.002cm"/>
    </style:style>
    <style:style style:name="Table5.B" style:family="table-column">
      <style:table-column-properties style:column-width="13.931cm"/>
    </style:style>
    <style:style style:name="Table5.B1" style:family="table-cell">
      <style:table-cell-properties style:vertical-align="top"/>
    </style:style>
    <style:style style:name="Table3" style:family="table">
      <style:table-properties style:width="16.933cm" fo:break-before="auto" fo:break-after="auto" table:align="left" style:may-break-between-rows="true"/>
    </style:style>
    <style:style style:name="Table3.A" style:family="table-column">
      <style:table-column-properties style:column-width="3.002cm"/>
    </style:style>
    <style:style style:name="Table3.B" style:family="table-column">
      <style:table-column-properties style:column-width="13.931cm"/>
    </style:style>
    <style:style style:name="Table3.A1" style:family="table-cell">
      <style:table-cell-properties fo:padding-left="0cm" fo:padding-right="0cm" fo:padding-top="0cm" fo:padding-bottom="0.101cm" fo:border="none"/>
    </style:style>
    <style:style style:name="Table10" style:family="table">
      <style:table-properties style:width="16.933cm" fo:break-before="auto" fo:break-after="auto" table:align="left" style:may-break-between-rows="true"/>
    </style:style>
    <style:style style:name="Table10.A" style:family="table-column">
      <style:table-column-properties style:column-width="3.002cm"/>
    </style:style>
    <style:style style:name="Table10.B" style:family="table-column">
      <style:table-column-properties style:column-width="13.931cm"/>
    </style:style>
    <style:style style:name="Table10.A1" style:family="table-cell">
      <style:table-cell-properties fo:padding-left="0cm" fo:padding-right="0cm" fo:padding-top="0cm" fo:padding-bottom="0.101cm" fo:border="none"/>
    </style:style>
    <style:style style:name="Table6" style:family="table">
      <style:table-properties style:width="16.933cm" table:align="left" style:may-break-between-rows="false"/>
    </style:style>
    <style:style style:name="Table6.A" style:family="table-column">
      <style:table-column-properties style:column-width="3.002cm"/>
    </style:style>
    <style:style style:name="Table6.B" style:family="table-column">
      <style:table-column-properties style:column-width="13.931cm"/>
    </style:style>
    <style:style style:name="Table7" style:family="table">
      <style:table-properties style:width="16.933cm" table:align="left"/>
    </style:style>
    <style:style style:name="Table7.A" style:family="table-column">
      <style:table-column-properties style:column-width="3.002cm"/>
    </style:style>
    <style:style style:name="Table7.B" style:family="table-column">
      <style:table-column-properties style:column-width="13.931cm"/>
    </style:style>
    <style:style style:name="Table8" style:family="table">
      <style:table-properties style:width="16.933cm" table:align="left"/>
    </style:style>
    <style:style style:name="Table8.A" style:family="table-column">
      <style:table-column-properties style:column-width="3.002cm"/>
    </style:style>
    <style:style style:name="Table8.B" style:family="table-column">
      <style:table-column-properties style:column-width="13.931cm"/>
    </style:style>
    <style:style style:name="P1" style:family="paragraph" style:parent-style-name="Table_20_Contents">
      <style:text-properties fo:font-weight="bold"/>
    </style:style>
    <style:style style:name="P2" style:family="paragraph" style:parent-style-name="Table_20_Contents">
      <style:text-properties style:font-name="Helvetica1" fo:font-weight="bold"/>
    </style:style>
    <style:style style:name="P3" style:family="paragraph" style:parent-style-name="Table_20_Contents">
      <style:text-properties style:font-name="Helvetica1" fo:font-size="10pt" style:font-name-asian="Luxi Sans" style:font-size-asian="10pt" style:font-name-complex="Luxi Sans" style:font-size-complex="10pt"/>
    </style:style>
    <style:style style:name="P4" style:family="paragraph" style:parent-style-name="Table_20_Contents" style:list-style-name="L2"/>
    <style:style style:name="P5" style:family="paragraph" style:parent-style-name="Table_20_Contents">
      <style:text-properties fo:font-weight="normal" style:font-weight-asian="normal" style:font-weight-complex="normal"/>
    </style:style>
    <style:style style:name="P6" style:family="paragraph" style:parent-style-name="Table_20_Contents" style:list-style-name="L3">
      <style:paragraph-properties>
        <style:tab-stops/>
      </style:paragraph-properties>
    </style:style>
    <style:style style:name="P7" style:family="paragraph" style:parent-style-name="Table_20_Contents" style:list-style-name="L4">
      <style:paragraph-properties>
        <style:tab-stops/>
      </style:paragraph-properties>
    </style:style>
    <style:style style:name="P8" style:family="paragraph" style:parent-style-name="Table_20_Contents" style:list-style-name="L5">
      <style:paragraph-properties>
        <style:tab-stops/>
      </style:paragraph-properties>
    </style:style>
    <style:style style:name="P9" style:family="paragraph" style:parent-style-name="Table_20_Contents" style:list-style-name="L6"/>
    <style:style style:name="P10" style:family="paragraph" style:parent-style-name="Table_20_Contents">
      <style:paragraph-properties fo:text-align="start" style:justify-single-word="false"/>
    </style:style>
    <style:style style:name="P11" style:family="paragraph" style:parent-style-name="Table_20_Contents">
      <style:paragraph-properties fo:margin-left="0cm" fo:margin-right="0cm" fo:margin-top="0cm" fo:margin-bottom="0cm" fo:text-indent="0cm" style:auto-text-indent="false"/>
      <style:text-properties fo:font-weight="bold" style:font-weight-asian="bold" style:font-weight-complex="bold"/>
    </style:style>
    <style:style style:name="P12" style:family="paragraph" style:parent-style-name="Table_20_Contents">
      <style:paragraph-properties fo:margin-left="0cm" fo:margin-right="0cm" fo:margin-top="0cm" fo:margin-bottom="0cm" fo:text-indent="0cm" style:auto-text-indent="false"/>
      <style:text-properties fo:font-weight="normal" style:font-weight-asian="normal" style:font-weight-complex="normal"/>
    </style:style>
    <style:style style:name="P13" style:family="paragraph" style:parent-style-name="Table_20_Contents" style:list-style-name="L7">
      <style:paragraph-properties fo:margin-left="0cm" fo:margin-right="0cm" fo:margin-top="0cm" fo:margin-bottom="0cm" fo:text-indent="0cm" style:auto-text-indent="false"/>
    </style:style>
    <style:style style:name="P14" style:family="paragraph" style:parent-style-name="Table_20_Contents">
      <style:paragraph-properties fo:margin-left="0cm" fo:margin-right="0cm" fo:margin-top="0cm" fo:margin-bottom="0cm" fo:text-indent="0cm" style:auto-text-indent="false"/>
    </style:style>
    <style:style style:name="P15" style:family="paragraph" style:parent-style-name="Table_20_Contents">
      <style:paragraph-properties fo:margin-left="0cm" fo:margin-right="0cm" fo:margin-top="0cm" fo:margin-bottom="0cm" fo:text-indent="0cm" style:auto-text-indent="false"/>
      <style:text-properties fo:font-size="9pt" fo:font-style="italic" fo:font-weight="normal" style:font-size-asian="9pt" style:font-style-asian="italic" style:font-weight-asian="normal" style:font-size-complex="9pt" style:font-style-complex="italic" style:font-weight-complex="normal"/>
    </style:style>
    <style:style style:name="P16" style:family="paragraph" style:parent-style-name="Table_20_Contents">
      <style:paragraph-properties fo:margin-left="0cm" fo:margin-right="0cm" fo:margin-top="0cm" fo:margin-bottom="0cm" fo:text-align="end" style:justify-single-word="false" fo:text-indent="0cm" style:auto-text-indent="false"/>
      <style:text-properties fo:font-style="italic" style:font-style-asian="italic" style:font-style-complex="italic"/>
    </style:style>
    <style:style style:name="P17" style:family="paragraph" style:parent-style-name="Table_20_Contents" style:list-style-name="L7">
      <style:paragraph-properties fo:margin-left="0cm" fo:margin-right="0cm" fo:text-indent="0cm" style:auto-text-indent="false"/>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list-style-name="L8">
      <style:paragraph-properties fo:margin-top="0cm" fo:margin-bottom="0cm"/>
    </style:style>
    <style:style style:name="P20" style:family="paragraph" style:parent-style-name="Table_20_Contents" style:list-style-name="L8"/>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parent-style-name="Emphasis">
      <style:text-properties fo:font-weight="normal" style:font-weight-asian="normal" style:font-weight-complex="normal"/>
    </style:style>
    <style:style style:name="T4" style:family="text">
      <style:text-properties style:text-position="super 58%"/>
    </style:style>
    <style:style style:name="T5" style:family="text">
      <style:text-properties fo:font-weight="bold" style:font-weight-asian="bold" style:font-weight-complex="bol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04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ntact Details</text:h>
      <table:table table:name="Table2" table:style-name="Table2">
        <table:table-column table:style-name="Table2.A"/>
        <table:table-column table:style-name="Table2.B"/>
        <table:table-row>
          <table:table-cell office:value-type="string">
            <text:p text:style-name="P1">Name:</text:p>
          </table:table-cell>
          <table:table-cell office:value-type="string">
            <text:p text:style-name="Table_20_Contents">Peter McNeil</text:p>
          </table:table-cell>
        </table:table-row>
        <table:table-row>
          <table:table-cell office:value-type="string">
            <text:p text:style-name="P1">Mobile</text:p>
          </table:table-cell>
          <table:table-cell office:value-type="string">
            <text:p text:style-name="Table_20_Contents">0418 482 545</text:p>
          </table:table-cell>
        </table:table-row>
        <table:table-row>
          <table:table-cell office:value-type="string">
            <text:p text:style-name="P1">Email Address:</text:p>
          </table:table-cell>
          <table:table-cell office:value-type="string">
            <text:p text:style-name="Table_20_Contents"><text:a xlink:type="simple" xlink:href="mailto:pmcneil@mcneils.net">peter@mcneils.net</text:a></text:p>
          </table:table-cell>
        </table:table-row>
        <table:table-row>
          <table:table-cell office:value-type="string">
            <text:p text:style-name="P2">Web Site:</text:p>
          </table:table-cell>
          <table:table-cell office:value-type="string">
            <text:p text:style-name="P3">http://www.mcneils.net</text:p>
          </table:table-cell>
        </table:table-row>
        <table:table-row>
          <table:table-cell office:value-type="string">
            <text:p text:style-name="P2">ABN:</text:p>
          </table:table-cell>
          <table:table-cell office:value-type="string">
            <text:p text:style-name="P3">ABN 919 5081 7346</text:p>
          </table:table-cell>
        </table:table-row>
      </table:table>
      <text:h text:style-name="Heading_20_2" text:outline-level="2">Education/Qualifications</text:h>
      <table:table table:name="Table4" table:style-name="Table4">
        <table:table-column table:style-name="Table4.A"/>
        <table:table-column table:style-name="Table4.B"/>
        <table:table-row>
          <table:table-cell office:value-type="string">
            <text:p text:style-name="P1">Institution:</text:p>
          </table:table-cell>
          <table:table-cell office:value-type="string">
            <text:p text:style-name="Table_20_Contents">University of Canberra</text:p>
          </table:table-cell>
        </table:table-row>
        <table:table-row>
          <table:table-cell office:value-type="string">
            <text:p text:style-name="P1">City/Country:</text:p>
          </table:table-cell>
          <table:table-cell office:value-type="string">
            <text:p text:style-name="Table_20_Contents">Canberra/Australia</text:p>
          </table:table-cell>
        </table:table-row>
        <table:table-row>
          <table:table-cell office:value-type="string">
            <text:p text:style-name="P1">Qualifications:</text:p>
          </table:table-cell>
          <table:table-cell office:value-type="string">
            <text:p text:style-name="Table_20_Contents">Bachelor Applied Science in Electronics</text:p>
          </table:table-cell>
        </table:table-row>
        <table:table-row>
          <table:table-cell office:value-type="string">
            <text:p text:style-name="P1">Completed:</text:p>
          </table:table-cell>
          <table:table-cell office:value-type="string">
            <text:p text:style-name="Table_20_Contents">1989</text:p>
          </table:table-cell>
        </table:table-row>
      </table:table>
      <table:table table:name="Table1" table:style-name="Table1">
        <table:table-column table:style-name="Table1.A"/>
        <table:table-column table:style-name="Table1.B" table:number-columns-repeated="2"/>
        <table:table-row>
          <table:table-cell office:value-type="string">
            <text:p text:style-name="P1">Skill Set:</text:p>
            <text:p text:style-name="P1"><text:span text:style-name="T1">(Alphabetic order)</text:span></text:p>
          </table:table-cell>
          <table:table-cell office:value-type="string">
            <text:list text:style-name="L2">
              <text:list-item>
                <text:p text:style-name="P4">Audio/Sound Engineer</text:p>
              </text:list-item>
              <text:list-item>
                <text:p text:style-name="P4">Electronics Engineer</text:p>
              </text:list-item>
              <text:list-item>
                <text:p text:style-name="P4">People/Project/Business Management</text:p>
              </text:list-item>
            </text:list>
          </table:table-cell>
          <table:table-cell office:value-type="string">
            <text:list text:style-name="L2">
              <text:list-item>
                <text:p text:style-name="P4">Network/Systems Administrator</text:p>
              </text:list-item>
              <text:list-item>
                <text:p text:style-name="P4">Software Engineer</text:p>
              </text:list-item>
              <text:list-item>
                <text:p text:style-name="P4">Web Design</text:p>
              </text:list-item>
            </text:list>
          </table:table-cell>
        </table:table-row>
      </table:table>
      <text:h text:style-name="Heading_20_2" text:outline-level="2">Skill Summary</text:h>
      <table:table table:name="Table9" table:style-name="Table9">
        <table:table-column table:style-name="Table9.A"/>
        <table:table-column table:style-name="Table9.B" table:number-columns-repeated="2"/>
        <table:table-row>
          <table:table-cell table:style-name="Table9.A1" office:value-type="string">
            <text:p text:style-name="P1">Non Technical Skills:</text:p>
          </table:table-cell>
          <table:table-cell table:style-name="Table9.B1" table:number-columns-spanned="2" office:value-type="string">
            <text:p text:style-name="Table_20_Contents">Good written and Oral Communication, Presentation, Business Management, Project Management, Team Management.</text:p>
          </table:table-cell>
          <table:covered-table-cell/>
        </table:table-row>
        <table:table-row>
          <table:table-cell table:style-name="Table9.A1" office:value-type="string">
            <text:p text:style-name="P1"><text:span text:style-name="T2">Advanced</text:span> Software Engineering Skills:</text:p>
            <text:p text:style-name="P5">(Alphabetic order)</text:p>
            <text:p text:style-name="P5"/>
          </table:table-cell>
          <table:table-cell table:style-name="Table9.B1" office:value-type="string">
            <text:list text:style-name="L3">
              <text:list-item>
                <text:p text:style-name="P6">Assembler</text:p>
              </text:list-item>
              <text:list-item>
                <text:p text:style-name="P6">Basic</text:p>
              </text:list-item>
              <text:list-item>
                <text:p text:style-name="P6">C Language</text:p>
              </text:list-item>
              <text:list-item>
                <text:p text:style-name="P6">C++ Language <text:s/></text:p>
              </text:list-item>
              <text:list-item>
                <text:p text:style-name="P6">CORBA <text:s/></text:p>
              </text:list-item>
              <text:list-item>
                <text:p text:style-name="P6">Delphi <text:s/></text:p>
              </text:list-item>
              <text:list-item>
                <text:p text:style-name="P6">HTML <text:s/></text:p>
              </text:list-item>
              <text:list-item>
                <text:p text:style-name="P6">Java <text:s/></text:p>
              </text:list-item>
              <text:list-item>
                <text:p text:style-name="P6">LINUX <text:s/></text:p>
              </text:list-item>
            </text:list>
          </table:table-cell>
          <table:table-cell table:style-name="Table9.B1" office:value-type="string">
            <text:list text:style-name="L4">
              <text:list-item>
                <text:p text:style-name="P7">MS DOS <text:s/></text:p>
              </text:list-item>
              <text:list-item>
                <text:p text:style-name="P7">MS Windows <text:s/></text:p>
              </text:list-item>
              <text:list-item>
                <text:p text:style-name="P7">Pascal <text:s/></text:p>
              </text:list-item>
              <text:list-item>
                <text:p text:style-name="P7">PHP <text:s/></text:p>
              </text:list-item>
              <text:list-item>
                <text:p text:style-name="P7">Shell Scripts <text:s/></text:p>
              </text:list-item>
              <text:list-item>
                <text:p text:style-name="P7">SQL <text:s/></text:p>
              </text:list-item>
              <text:list-item>
                <text:p text:style-name="P7">TCP/IP </text:p>
              </text:list-item>
              <text:list-item>
                <text:p text:style-name="P7">Networking <text:s/></text:p>
              </text:list-item>
              <text:list-item>
                <text:p text:style-name="P7">UNIX </text:p>
              </text:list-item>
            </text:list>
          </table:table-cell>
        </table:table-row>
        <table:table-row>
          <table:table-cell table:style-name="Table9.A1" office:value-type="string">
            <text:p text:style-name="P1">Electronics</text:p>
            <text:p text:style-name="P1">Engineering</text:p>
            <text:p text:style-name="P1">Skills:</text:p>
            <text:p text:style-name="P5">(Alphabetic order)</text:p>
          </table:table-cell>
          <table:table-cell table:style-name="Table9.B1" office:value-type="string">
            <text:list text:style-name="L5">
              <text:list-item>
                <text:p text:style-name="P8">Analog circuit design</text:p>
              </text:list-item>
              <text:list-item>
                <text:p text:style-name="P8">Audio systems</text:p>
              </text:list-item>
              <text:list-item>
                <text:p text:style-name="P8">Control systems</text:p>
              </text:list-item>
              <text:list-item>
                <text:p text:style-name="P8">Digital circuit design</text:p>
              </text:list-item>
              <text:list-item>
                <text:p text:style-name="P8">Microcontroller programming</text:p>
              </text:list-item>
              <text:list-item>
                <text:p text:style-name="P8">PAL/Gate array design/programming</text:p>
              </text:list-item>
            </text:list>
          </table:table-cell>
          <table:table-cell table:style-name="Table9.B1" office:value-type="string">
            <text:list text:style-name="L5">
              <text:list-item>
                <text:p text:style-name="P8">PLC programming</text:p>
              </text:list-item>
              <text:list-item>
                <text:p text:style-name="P8">PWM/ switch mode design</text:p>
              </text:list-item>
              <text:list-item>
                <text:p text:style-name="P8">Schematic and PCB design (Mainly used Protel)</text:p>
              </text:list-item>
              <text:list-item>
                <text:p text:style-name="P8">VLSI design (bit out of date)</text:p>
              </text:list-item>
            </text:list>
          </table:table-cell>
        </table:table-row>
        <table:table-row>
          <table:table-cell table:style-name="Table9.B1" office:value-type="string">
            <text:p text:style-name="P1">Audio Engineering Skills</text:p>
          </table:table-cell>
          <table:table-cell table:style-name="Table9.B1" table:number-columns-spanned="2" office:value-type="string">
            <text:list text:style-name="L6">
              <text:list-item>
                <text:p text:style-name="P9">23 years professional experience as a sound engineer working on large event live outdoor shows, including being senior system engineer for The PA People in Sydney working on Carols in the Domain incorporating National OB via the ABC, and a live audience of 100,000.</text:p>
              </text:list-item>
              <text:list-item>
                <text:p text:style-name="P9">System design</text:p>
              </text:list-item>
              <text:list-item>
                <text:p text:style-name="P9">Mixing</text:p>
              </text:list-item>
              <text:list-item>
                <text:p text:style-name="P9">Studio and live recording</text:p>
              </text:list-item>
              <text:list-item>
                <text:p text:style-name="P9">Trouble shooting/repair</text:p>
              </text:list-item>
              <text:list-item>
                <text:p text:style-name="P9">Acoustics management and design solutions</text:p>
              </text:list-item>
              <text:list-item>
                <text:p text:style-name="P9">Event management</text:p>
              </text:list-item>
            </text:list>
          </table:table-cell>
          <table:covered-table-cell/>
        </table:table-row>
      </table:table>
      <text:h text:style-name="Heading_20_2" text:outline-level="1">Employment History</text:h>
      <text:h text:style-name="Heading_20_3" text:outline-level="3">Newton Pty Ltd </text:h>
      <table:table table:name="Table5" table:style-name="Table5">
        <table:table-column table:style-name="Table5.A"/>
        <table:table-column table:style-name="Table5.B"/>
        <table:table-row>
          <table:table-cell office:value-type="string">
            <text:p text:style-name="P1">Start Date:</text:p>
          </table:table-cell>
          <table:table-cell table:style-name="Table5.B1" office:value-type="string">
            <text:p text:style-name="P10">June 1995</text:p>
          </table:table-cell>
        </table:table-row>
        <table:table-row>
          <table:table-cell office:value-type="string">
            <text:p text:style-name="P1">End Date:</text:p>
          </table:table-cell>
          <table:table-cell office:value-type="string">
            <text:p text:style-name="Table_20_Contents">Currently Employed</text:p>
          </table:table-cell>
        </table:table-row>
        <table:table-row>
          <table:table-cell office:value-type="string">
            <text:p text:style-name="P1">Position/Title:</text:p>
          </table:table-cell>
          <table:table-cell office:value-type="string">
            <text:p text:style-name="Table_20_Contents">Engineering Manager</text:p>
          </table:table-cell>
        </table:table-row>
      </table:table>
      <table:table table:name="Table3" table:style-name="Table3">
        <table:table-column table:style-name="Table3.A"/>
        <table:table-column table:style-name="Table3.B"/>
        <table:table-row>
          <table:table-cell table:style-name="Table3.A1" office:value-type="string">
            <text:p text:style-name="P11">Responsibilities/</text:p>
            <text:p text:style-name="P11">Achievements:</text:p>
            <text:p text:style-name="P12">(Brief)</text:p>
          </table:table-cell>
          <table:table-cell table:style-name="Table3.A1" office:value-type="string">
            <text:list text:style-name="L7">
              <text:list-item>
                <text:p text:style-name="P13">Completed design, construction and testing of <text:span text:style-name="T3">Acoustic Treatment</text:span>, and replacement of audio facilities in 18 committee rooms of Parliament House Canberra. This included <text:span text:style-name="T3">C++ programming</text:span> for control systems, design of systems using Peavey Media Matrix. Project managed the reconstruction of four audio control rooms, and modifications of another 4. </text:p>
              </text:list-item>
            </text:list>
          </table:table-cell>
        </table:table-row>
        <table:table-row>
          <table:table-cell table:style-name="Table3.A1" office:value-type="string">
            <text:p text:style-name="P14"/>
          </table:table-cell>
          <table:table-cell table:style-name="Table3.A1" office:value-type="string">
            <text:list text:style-name="L7">
              <text:list-item>
                <text:p text:style-name="P13">Designed, programmed and implemented a system incorporating the Peavey Media Matrix to control Public Address for the new QANTAS terminal in Sydney. </text:p>
              </text:list-item>
            </text:list>
          </table:table-cell>
        </table:table-row>
        <table:table-row>
          <table:table-cell table:style-name="Table3.A1" office:value-type="string">
            <text:p text:style-name="P14"/>
          </table:table-cell>
          <table:table-cell table:style-name="Table3.A1" office:value-type="string">
            <text:list text:style-name="L7">
              <text:list-item>
                <text:p text:style-name="P13">Designed and wrote control system for Lintek to control automatic Printed Circuit Board plating line. Using <text:span text:style-name="T3">Delphi </text:span>and <text:span text:style-name="T3">Interbase</text:span> to write an <text:span text:style-name="T3">SQL database</text:span> driven control system that communicates between programs using <text:span text:style-name="T3">TCP/IP</text:span>. </text:p>
              </text:list-item>
            </text:list>
          </table:table-cell>
        </table:table-row>
        <table:table-row>
          <table:table-cell table:style-name="Table3.A1" office:value-type="string">
            <text:p text:style-name="P14"/>
          </table:table-cell>
          <table:table-cell table:style-name="Table3.A1" office:value-type="string">
            <text:list text:style-name="L7">
              <text:list-item>
                <text:p text:style-name="P13">Designed the<text:span text:style-name="T1"> </text:span><text:span text:style-name="T3">Microcontroller</text:span><text:span text:style-name="T1"> </text:span>and <text:span text:style-name="T3">analog</text:span><text:span text:style-name="T1"> </text:span><text:span text:style-name="T3">electronics</text:span> and wrote both controller software in <text:span text:style-name="T3">Assembler</text:span> and front end software in <text:span text:style-name="T1">Delphi</text:span> for high current rectifiers for the plating process. </text:p>
              </text:list-item>
            </text:list>
          </table:table-cell>
        </table:table-row>
        <table:table-row>
          <table:table-cell table:style-name="Table3.A1" office:value-type="string">
            <text:p text:style-name="P14"/>
          </table:table-cell>
          <table:table-cell table:style-name="Table3.A1" office:value-type="string">
            <text:list text:style-name="L7">
              <text:list-item>
                <text:p text:style-name="P13">Designed and implemented the PC based I/O control interface to drive the Gantry system utilizing rotary encoder feedback real time under windows 95 (!) using <text:span text:style-name="T3">Delphi</text:span> and <text:span text:style-name="T3">Assembler</text:span>. </text:p>
              </text:list-item>
            </text:list>
          </table:table-cell>
        </table:table-row>
        <table:table-row>
          <table:table-cell table:style-name="Table3.A1" office:value-type="string">
            <text:p text:style-name="P15"/>
          </table:table-cell>
          <table:table-cell table:style-name="Table3.A1" office:value-type="string">
            <text:list text:style-name="L7">
              <text:list-item>
                <text:p text:style-name="P13">Designed and wrote the Newton Automatic Broadcast System in <text:span text:style-name="T3">Delphi</text:span> and <text:span text:style-name="T3">C++</text:span>, Utilizing <text:span text:style-name="T3">Paradox</text:span> database tables and <text:span text:style-name="T3">DirectX</text:span>, to interface (<text:span text:style-name="T3">TCP/IP</text:span><text:span text:style-name="T1">)</text:span> with a Motherwell Systems control system using GEC <text:span text:style-name="T3">PLCs</text:span> to make automatic Public Address announcements at the Boa Shan Steel works and port in China. The system has been operating continuously and reliably since early 1997. </text:p>
              </text:list-item>
            </text:list>
          </table:table-cell>
        </table:table-row>
        <table:table-row>
          <table:table-cell table:style-name="Table3.A1" office:value-type="string">
            <text:p text:style-name="P11"/>
          </table:table-cell>
          <table:table-cell>
            <table:table table:is-sub-table="true">
              <table:table-column table:style-name="Table3.B"/>
              <table:table-row>
                <table:table-cell table:style-name="Table3.A1" office:value-type="string">
                  <text:list text:style-name="L7">
                    <text:list-item>
                      <text:p text:style-name="P13"><text:span text:style-name="T3">Project Manager</text:span> to convert large Win 3.1 application to NT4.0 for NCA </text:p>
                    </text:list-item>
                  </text:list>
                </table:table-cell>
              </table:table-row>
              <table:table-row>
                <table:table-cell table:style-name="Table3.A1" office:value-type="string">
                  <text:list text:style-name="L7">
                    <text:list-item>
                      <text:p text:style-name="P13">Designed and implemented a control system for induction heaters that produces the full quadrature PWM output required via <text:span text:style-name="T3">PIC microcontroller</text:span>. Designed and wrote front end PC based control software in <text:span text:style-name="T3">Delphi</text:span> for that system. *Designed implemented and wrote PIC code in <text:span text:style-name="T3">C</text:span> for a keypad interface. </text:p>
                    </text:list-item>
                  </text:list>
                </table:table-cell>
              </table:table-row>
            </table:table>
          </table:table-cell>
        </table:table-row>
        <table:table-row>
          <table:table-cell table:style-name="Table3.A1" office:value-type="string">
            <text:p text:style-name="P14"/>
          </table:table-cell>
          <table:table-cell table:style-name="Table3.A1" office:value-type="string">
            <text:list text:style-name="L7">
              <text:list-item>
                <text:p text:style-name="P13">Designed the Audio visual system for CSIRO Discovery. Designed implemented the <text:span text:style-name="T3">Crestron</text:span> Touch panel interface for the this system. </text:p>
              </text:list-item>
            </text:list>
          </table:table-cell>
        </table:table-row>
        <table:table-row>
          <table:table-cell table:style-name="Table3.A1" office:value-type="string">
            <text:p text:style-name="P14"/>
          </table:table-cell>
          <table:table-cell table:style-name="Table3.A1" office:value-type="string">
            <text:list text:style-name="L7">
              <text:list-item>
                <text:p text:style-name="P13">Conceived, designed and implemented the Newton 476 Audio Flexamp, and 538 Video Flexamp. </text:p>
              </text:list-item>
            </text:list>
          </table:table-cell>
        </table:table-row>
        <table:table-row>
          <table:table-cell table:style-name="Table3.A1" office:value-type="string">
            <text:p text:style-name="P14"/>
          </table:table-cell>
          <table:table-cell table:style-name="Table3.A1" office:value-type="string">
            <text:list text:style-name="L7">
              <text:list-item>
                <text:p text:style-name="P13">Designed, implemented and maintain the Newton <text:span text:style-name="T3">Web Site(s)</text:span>. Including <text:span text:style-name="T3">Java</text:span>, <text:span text:style-name="T3">HTML, Javascript, PHP, SQL (postgresql).</text:span> </text:p>
              </text:list-item>
            </text:list>
          </table:table-cell>
        </table:table-row>
        <table:table-row>
          <table:table-cell table:style-name="Table3.A1" office:value-type="string">
            <text:p text:style-name="P14"/>
          </table:table-cell>
          <table:table-cell table:style-name="Table3.A1" office:value-type="string">
            <text:list text:style-name="L7">
              <text:list-item>
                <text:p text:style-name="P13">Conceived, designed, project managed and wrote software in <text:span text:style-name="T3">Delphi</text:span> and <text:span text:style-name="T3">C++</text:span> for Newton's Envoy, a networked distributed background music and P.A. System.</text:p>
              </text:list-item>
            </text:list>
          </table:table-cell>
        </table:table-row>
        <table:table-row>
          <table:table-cell table:style-name="Table3.A1" office:value-type="string">
            <text:p text:style-name="P14"/>
          </table:table-cell>
          <table:table-cell table:style-name="Table3.A1" office:value-type="string">
            <text:list text:style-name="L7">
              <text:list-item>
                <text:p text:style-name="P13">Conceived, designed Newton David <text:span text:style-name="T3">digital audio power amplifier </text:span>utilizing high speed high power <text:span text:style-name="T3">Pulse Width Modulation</text:span> techniques and micro-controller system. </text:p>
              </text:list-item>
            </text:list>
          </table:table-cell>
        </table:table-row>
        <table:table-row>
          <table:table-cell table:style-name="Table3.A1" office:value-type="string">
            <text:p text:style-name="P14"/>
          </table:table-cell>
          <table:table-cell table:style-name="Table3.A1" office:value-type="string">
            <text:list text:style-name="L7">
              <text:list-item>
                <text:p text:style-name="P13">In charge of a staff and contractors involved in R&amp;D and installation projects.</text:p>
              </text:list-item>
            </text:list>
          </table:table-cell>
        </table:table-row>
        <table:table-row>
          <table:table-cell table:style-name="Table3.A1" office:value-type="string">
            <text:p text:style-name="P14"/>
          </table:table-cell>
          <table:table-cell table:style-name="Table3.A1" office:value-type="string">
            <text:p text:style-name="P16">Continued...</text:p>
          </table:table-cell>
        </table:table-row>
      </table:table>
      <text:p text:style-name="Text_20_body"/>
      <table:table table:name="Table10" table:style-name="Table10">
        <table:table-column table:style-name="Table10.A"/>
        <table:table-column table:style-name="Table10.B"/>
        <table:table-row>
          <table:table-cell table:style-name="Table10.A1" office:value-type="string">
            <text:p text:style-name="P11">Responsibilities/</text:p>
            <text:p text:style-name="P11">Achievements:</text:p>
            <text:p text:style-name="P15">... Continued</text:p>
            <text:p text:style-name="P15">Newton Pty Ltd</text:p>
          </table:table-cell>
          <table:table-cell>
            <table:table table:is-sub-table="true">
              <table:table-column table:style-name="Table10.B"/>
              <table:table-row>
                <table:table-cell table:style-name="Table10.A1" office:value-type="string">
                  <text:list text:style-name="L7">
                    <text:list-item>
                      <text:p text:style-name="P13"><text:span text:style-name="T3">Wrote manuals, specifications, tenders, advertising material, brochures, press releases, quality assurance procedures.</text:span> </text:p>
                    </text:list-item>
                  </text:list>
                </table:table-cell>
              </table:table-row>
              <table:table-row>
                <table:table-cell table:style-name="Table10.A1" office:value-type="string">
                  <text:list text:style-name="L7">
                    <text:list-item>
                      <text:p text:style-name="P13">Did voice over advertisements for Woden Plaza, and Newton. </text:p>
                    </text:list-item>
                  </text:list>
                </table:table-cell>
              </table:table-row>
            </table:table>
          </table:table-cell>
        </table:table-row>
        <table:table-row>
          <table:table-cell table:style-name="Table10.A1" office:value-type="string">
            <text:p text:style-name="P15"/>
          </table:table-cell>
          <table:table-cell table:style-name="Table10.A1" office:value-type="string">
            <text:list text:style-name="L7">
              <text:list-item>
                <text:p text:style-name="P17">Conceived, designed and implemented Newton e.envoy distributed <text:span text:style-name="T3">multimedia</text:span> display featuring content independent architecture. This system is written in <text:span text:style-name="T3">Java</text:span> using <text:span text:style-name="T3">CORBA</text:span>, with <text:span text:style-name="T3">C++</text:span> modifications to <text:span text:style-name="T3">open source software</text:span>. The system works on both <text:span text:style-name="T3">Linux</text:span> and <text:span text:style-name="T3">Windows</text:span> with the Digital Polymedia Engine (like a set top box) running Linux. I highly customised the Linux installation to optimise performance. The fully <text:span text:style-name="T3">object oriented </text:span>design includes custom <text:span text:style-name="T3">XML</text:span> for producing loadable Layouts, scalable cascadeable (n tier) <text:span text:style-name="T3">CORBA</text:span> based servers for running sequences and time based actions on 1000's of eBrowse servers. The servers are based on <text:span text:style-name="T3">SQL</text:span> via <text:span text:style-name="T3">JDBC</text:span> on <text:span text:style-name="T3">Posgresql</text:span> databases. </text:p>
              </text:list-item>
            </text:list>
          </table:table-cell>
        </table:table-row>
        <table:table-row>
          <table:table-cell table:style-name="Table10.A1" office:value-type="string">
            <text:p text:style-name="P18"/>
          </table:table-cell>
          <table:table-cell table:style-name="Table10.A1" office:value-type="string">
            <text:list text:style-name="L7">
              <text:list-item>
                <text:p text:style-name="P17">Designed, Constructed, and <text:span text:style-name="T3">Administered</text:span> Newtons <text:span text:style-name="T3">Network</text:span> and services including <text:span text:style-name="T3">Web servers</text:span><text:span text:style-name="T1">, </text:span><text:span text:style-name="T3">DNS</text:span><text:span text:style-name="T1">, </text:span><text:span text:style-name="T3">Email </text:span><text:span text:style-name="T1">(including </text:span><text:span text:style-name="T3">spam/virus filtering </text:span><text:span text:style-name="T1">etc.),</text:span><text:span text:style-name="T3"> Private LAN</text:span><text:span text:style-name="T1">,</text:span><text:span text:style-name="T3"> DMZ</text:span> , and Public network. Built and Administered two <text:span text:style-name="T3">routers</text:span> based on <text:span text:style-name="T3">Linux</text:span> connected to a fibre 2Mbps network links with fail-over redundancy.</text:p>
              </text:list-item>
            </text:list>
          </table:table-cell>
        </table:table-row>
        <table:table-row>
          <table:table-cell table:style-name="Table10.A1" office:value-type="string">
            <text:p text:style-name="P18"/>
          </table:table-cell>
          <table:table-cell table:style-name="Table10.A1" office:value-type="string">
            <text:list text:style-name="L7">
              <text:list-item>
                <text:p text:style-name="P17">Implemented <text:span text:style-name="T3">Satellite Networking</text:span> using unidirectional Satellite links with modem back channel. Built <text:span text:style-name="T3">Linux gateway</text:span> software and hardware solution to use Satellite <text:span text:style-name="T3">DVB</text:span> receiver for network traffic. Set up Satellite network over Australia to six Austrade sites.</text:p>
              </text:list-item>
            </text:list>
          </table:table-cell>
        </table:table-row>
        <table:table-row>
          <table:table-cell table:style-name="Table10.A1" office:value-type="string">
            <text:p text:style-name="P18"/>
          </table:table-cell>
          <table:table-cell table:style-name="Table10.A1" office:value-type="string">
            <text:list text:style-name="L7">
              <text:list-item>
                <text:p text:style-name="P17">Designed and proved high quality (mpeg 4) <text:span text:style-name="T3">video streaming server</text:span> over Satellite solution using <text:span text:style-name="T3">Linux</text:span> incorporating the Newton e.envoy system.</text:p>
              </text:list-item>
            </text:list>
          </table:table-cell>
        </table:table-row>
        <table:table-row>
          <table:table-cell table:style-name="Table10.A1" office:value-type="string">
            <text:p text:style-name="P15"/>
          </table:table-cell>
          <table:table-cell table:style-name="Table10.A1" office:value-type="string">
            <text:list text:style-name="L7">
              <text:list-item>
                <text:p text:style-name="P17">Designed, implemented, proved <text:span text:style-name="T3">conferencing portal</text:span> to go with streaming video system and e.envoy based on web technologies including <text:span text:style-name="T3">Java,</text:span> <text:span text:style-name="T3">PHP, and Postgresql</text:span> on <text:span text:style-name="T3">Apache</text:span>. This portal allows many people to post questions to a presenter via a moderator/director who could prioritize the messages sent to the presenter who could be in a different physical location. The portal also allows the presenter to upload slides for presentation and control showing of slides over multiple (100s) sites.</text:p>
              </text:list-item>
            </text:list>
          </table:table-cell>
        </table:table-row>
      </table:table>
      <text:h text:style-name="Heading_20_3" text:outline-level="3">Platypus Systems </text:h>
      <table:table table:name="Table6" table:style-name="Table6">
        <table:table-column table:style-name="Table6.A"/>
        <table:table-column table:style-name="Table6.B"/>
        <table:table-row>
          <table:table-cell office:value-type="string">
            <text:p text:style-name="P1">Start Date:</text:p>
          </table:table-cell>
          <table:table-cell office:value-type="string">
            <text:p text:style-name="Table_20_Contents">January 1989</text:p>
          </table:table-cell>
        </table:table-row>
        <table:table-row>
          <table:table-cell office:value-type="string">
            <text:p text:style-name="P1">End Date:</text:p>
          </table:table-cell>
          <table:table-cell office:value-type="string">
            <text:p text:style-name="Table_20_Contents">July 1995</text:p>
          </table:table-cell>
        </table:table-row>
        <table:table-row>
          <table:table-cell office:value-type="string">
            <text:p text:style-name="P1">Position/Title:</text:p>
          </table:table-cell>
          <table:table-cell office:value-type="string">
            <text:p text:style-name="Table_20_Contents">CEO - Managing Director</text:p>
          </table:table-cell>
        </table:table-row>
        <table:table-row>
          <table:table-cell office:value-type="string">
            <text:p text:style-name="P1">Responsibilities/<text:line-break/>Achievements: <text:span text:style-name="T1">(Brief)</text:span></text:p>
          </table:table-cell>
          <table:table-cell office:value-type="string">
            <text:p text:style-name="Table_20_Contents"><text:line-break/>Founded the company with Mr. G. Dodds and Mr. P. Sessions. Designed, <text:span text:style-name="T3">Patented</text:span> and manufactured a Node based Irrigation Control System The Platypus System. Manufactured 4000 Nodes miniature single valve microcomputer based controllers running on a proprietary lightning tolerant communication system. Major programming in <text:span text:style-name="T3">C/C++</text:span> on Amiga<text:span text:style-name="T4">tm</text:span> 2000-4000 and IBM<text:span text:style-name="T4">tm</text:span> compatible computers. SGS Thompson ST6 and Motorola <text:span text:style-name="T3">68HC705</text:span> microcontroller design and <text:span text:style-name="T3">assembler</text:span> programming in auxiliary systems. UUCP based automated reporting from the systems to head quarters. Got the contract for the supply of the Irrigation Control System for Homebush Bay <text:span text:style-name="T3">Sydney Olympic Site</text:span>, The <text:span text:style-name="T3">Royal Botanic Gardens Sydney</text:span>, The Royal Botanic Gardens Mount Annan, and golf courses around Australia. </text:p>
          </table:table-cell>
        </table:table-row>
      </table:table>
      <text:h text:style-name="Heading_20_3" text:outline-level="3">Joint House Department </text:h>
      <table:table table:name="Table7" table:style-name="Table7">
        <table:table-column table:style-name="Table7.A"/>
        <table:table-column table:style-name="Table7.B"/>
        <table:table-row>
          <table:table-cell office:value-type="string">
            <text:p text:style-name="P1">Start Date:</text:p>
          </table:table-cell>
          <table:table-cell office:value-type="string">
            <text:p text:style-name="Table_20_Contents">July 1989</text:p>
          </table:table-cell>
        </table:table-row>
        <table:table-row>
          <table:table-cell office:value-type="string">
            <text:p text:style-name="P1">End Date:</text:p>
          </table:table-cell>
          <table:table-cell office:value-type="string">
            <text:p text:style-name="Table_20_Contents">June 1990</text:p>
          </table:table-cell>
        </table:table-row>
        <table:table-row>
          <table:table-cell office:value-type="string">
            <text:p text:style-name="P1">Position/Title:</text:p>
          </table:table-cell>
          <table:table-cell office:value-type="string">
            <text:p text:style-name="Table_20_Contents">Electronics &amp; Software Consultant Engineer</text:p>
          </table:table-cell>
        </table:table-row>
        <table:table-row>
          <table:table-cell office:value-type="string">
            <text:p text:style-name="P1">Responsibilities/<text:line-break/>Achievements:</text:p>
          </table:table-cell>
          <table:table-cell office:value-type="string">
            <text:p text:style-name="Table_20_Contents"><text:line-break/>Electronics &amp; Software Consultant Engineer for the Building Management System. </text:p>
          </table:table-cell>
        </table:table-row>
      </table:table>
      <text:h text:style-name="Heading_20_3" text:outline-level="3">Torrens Industries </text:h>
      <table:table table:name="Table8" table:style-name="Table8">
        <table:table-column table:style-name="Table8.A"/>
        <table:table-column table:style-name="Table8.B"/>
        <table:table-row>
          <table:table-cell office:value-type="string">
            <text:p text:style-name="P1">Start Date:</text:p>
          </table:table-cell>
          <table:table-cell office:value-type="string">
            <text:p text:style-name="Table_20_Contents">June 1986</text:p>
          </table:table-cell>
        </table:table-row>
        <table:table-row>
          <table:table-cell office:value-type="string">
            <text:p text:style-name="P1">End Date:</text:p>
          </table:table-cell>
          <table:table-cell office:value-type="string">
            <text:p text:style-name="Table_20_Contents">July 1989</text:p>
          </table:table-cell>
        </table:table-row>
        <table:table-row>
          <table:table-cell office:value-type="string">
            <text:p text:style-name="P1">Position/Title:</text:p>
          </table:table-cell>
          <table:table-cell office:value-type="string">
            <text:p text:style-name="Table_20_Contents">Engineering Manager/Engineer</text:p>
          </table:table-cell>
        </table:table-row>
        <table:table-row>
          <table:table-cell office:value-type="string">
            <text:p text:style-name="P1">Responsibilities/<text:line-break/>Achievements:</text:p>
            <text:p text:style-name="P12">(Brief)</text:p>
          </table:table-cell>
          <table:table-cell office:value-type="string">
            <text:p text:style-name="Table_20_Contents"/>
            <text:list text:style-name="L8">
              <text:list-item>
                <text:p text:style-name="P19">Designed and built Voucher parking meter using magnetic stripe card reader, coin reader and control mechanism. Design included <text:span text:style-name="Emphasis">graphic</text:span> <text:span text:style-name="T3">LCD display</text:span> driven via <text:span text:style-name="T3">6809</text:span> micro processor control system that I designed and programmed.</text:p>
              </text:list-item>
              <text:list-item>
                <text:p text:style-name="P20"><text:span text:style-name="T3">Project managed</text:span> the completion of the Building Management system for the New Parliament House, and followed it through to <text:span text:style-name="T3">hand over</text:span>. Successfully debugged <text:s/>ADFAs Building management system and helped <text:span text:style-name="T3">negotiate final hand over</text:span><text:span text:style-name="T5"> </text:span>for that system. Worked on the initial design and presentation of new fire automatic call out system. </text:p>
              </text:list-item>
            </text:list>
          </table:table-cell>
        </table:table-row>
      </table:table>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tahoma" svg:font-family="tahoma, arial, helvetica, sans-serif"/>
    <style:font-face style:name="verdana" svg:font-family="verdana, arial, helvetica, sans-serif"/>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xi Sans" svg:font-family="'Luxi Sans'" style:font-pitch="variable"/>
    <style:font-face style:name="Luxi Sans1" svg:font-family="'Luxi Sans'" style:font-adornments="Regular"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Albany" svg:font-family="Albany"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fo:color="#01009c" style:font-name="tahoma" fo:font-size="17pt" fo:text-shadow="none" fo:font-weight="normal" style:font-name-asian="tahoma" style:font-size-asian="17pt" style:font-weight-asian="normal" style:font-name-complex="tahoma" style:font-size-complex="17pt" style:font-weight-complex="normal" style:font-relief="embossed"/>
    </style:style>
    <style:style style:name="Heading_20_2" style:display-name="Heading 2" style:family="paragraph" style:parent-style-name="Heading" style:next-style-name="Text_20_body" style:class="text" style:default-outline-level="2">
      <style:text-properties fo:color="#6a798f" style:font-name="tahoma" fo:font-size="14pt" fo:text-shadow="1pt 1pt" fo:font-weight="normal" style:font-name-asian="tahoma" style:font-size-asian="14pt" style:font-weight-asian="normal" style:font-name-complex="tahoma" style:font-size-complex="14pt" style:font-weight-complex="normal"/>
    </style:style>
    <style:style style:name="Heading_20_3" style:display-name="Heading 3" style:family="paragraph" style:parent-style-name="Heading" style:next-style-name="Text_20_body" style:class="text" style:default-outline-level="3">
      <style:text-properties fo:color="#999999" fo:font-size="14pt" fo:text-shadow="1pt 1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Luxi Sans1" fo:font-size="10pt" fo:language="en" fo:country="AU" fo:font-weight="normal" style:font-name-asian="verdana" style:font-size-asian="10pt" style:font-name-complex="verdana"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color="#2323dc" style:font-name="Helvetica" fo:font-size="10pt" fo:font-style="normal" fo:font-weight="normal" fo:background-color="transparent" style:font-style-asian="italic" style:font-style-complex="italic" style:text-rotation-angle="0" style:text-rotation-scale="line-height" style:text-scale="1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1" style:family="table">
      <style:table-properties style:width="17.039cm" fo:margin-left="-0.016cm" fo:margin-right="-0.023cm" table:align="margins" fo:background-color="#e6e6ff">
        <style:background-image/>
      </style:table-properties>
    </style:style>
    <style:style style:name="Table11.A" style:family="table-column">
      <style:table-column-properties style:column-width="15.06cm" style:rel-column-width="57920*"/>
    </style:style>
    <style:style style:name="Table11.B" style:family="table-column">
      <style:table-column-properties style:column-width="1.979cm" style:rel-column-width="7615*"/>
    </style:style>
    <style:style style:name="Table11.A1" style:family="table-cell">
      <style:table-cell-properties fo:background-color="transparent" fo:padding="0.097cm" fo:border-left="none" fo:border-right="none" fo:border-top="0.002cm solid #000000" fo:border-bottom="none">
        <style:background-image/>
      </style:table-cell-properties>
    </style:style>
    <style:style style:name="P1" style:family="paragraph" style:parent-style-name="Heading_20_1">
      <style:paragraph-properties fo:background-color="#e6e6ff" fo:padding="0.049cm" fo:border-left="none" fo:border-right="none" fo:border-top="none" fo:border-bottom="0.002cm solid #000000">
        <style:background-image/>
      </style:paragraph-properties>
    </style:style>
    <style:style style:name="P2" style:family="paragraph" style:parent-style-name="Table_20_Contents">
      <style:paragraph-properties fo:text-align="center" style:justify-single-word="false"/>
    </style:style>
    <style:style style:name="P3" style:family="paragraph" style:parent-style-name="Footer">
      <style:paragraph-properties fo:text-align="end" style:justify-single-word="false"/>
      <style:text-properties style:font-name="Helvetica1"/>
    </style:style>
    <style:style style:name="P4" style:family="paragraph" style:parent-style-name="Footer">
      <style:paragraph-properties fo:text-align="end" style:justify-single-word="false"/>
      <style:text-properties style:font-name="Helvetica1" fo:font-size="3pt" style:font-size-asian="3pt" style:font-size-complex="3pt"/>
    </style:style>
    <style:style style:name="T1" style:family="text">
      <style:text-properties fo:font-size="10pt" style:font-size-asian="10pt" style:font-size-complex="10pt"/>
    </style:style>
    <style:style style:name="T2" style:family="text">
      <style:text-properties style:font-name="Luxi Sans" fo:font-size="10pt" style:font-name-asian="Luxi Sans" style:font-size-asian="10pt" style:font-name-complex="Luxi Sans" style:font-size-complex="10pt"/>
    </style:style>
    <style:style style:name="T3" style:family="text">
      <style:text-properties fo:font-size="10pt" style:font-size-asian="10pt" style:font-size-complex="10pt"/>
    </style:style>
    <style:style style:name="T4" style:family="text">
      <style:text-properties style:font-name="Luxi Sans" fo:font-size="10pt" style:font-name-asian="Luxi Sans" style:font-size-asian="10pt" style:font-name-complex="Luxi Sans" style:font-size-complex="10pt"/>
    </style:style>
    <style:page-layout style:name="pm1">
      <style:page-layout-properties fo:page-width="21.001cm" fo:page-height="29.7cm" style:num-format="1" style:print-orientation="portrait" fo:margin-top="1.27cm" fo:margin-bottom="1.2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Resume: Peter McNeil</text:p>
      </style:header>
      <style:footer>
        <table:table table:name="Table11" table:style-name="Table11">
          <table:table-column table:style-name="Table11.A"/>
          <table:table-column table:style-name="Table11.B"/>
          <table:table-header-rows>
            <table:table-row>
              <table:table-cell table:style-name="Table11.A1" office:value-type="string">
                <text:p text:style-name="P2"><text:span text:style-name="T1">Peter McNeil </text:span><text:span text:style-name="T2">•</text:span><text:span text:style-name="T1"> Phone 0418 482 545 </text:span><text:span text:style-name="T2">•</text:span><text:span text:style-name="T1"> email </text:span><text:a xlink:type="simple" xlink:href="mailto:peter@mcneils.net"><text:span text:style-name="T3">peter@mcneils.net</text:span></text:a> <text:span text:style-name="T2">• web </text:span><text:a xlink:type="simple" xlink:href="http://www.mcneils.net/"><text:span text:style-name="T4">www.mcneils.net</text:span></text:a></text:p>
              </table:table-cell>
              <table:table-cell table:style-name="Table11.A1" office:value-type="string">
                <text:p text:style-name="P3">Page <text:page-number text:select-page="current">4</text:page-number>/<text:page-count>4</text:page-count></text:p>
              </table:table-cell>
            </table:table-row>
          </table:table-header-rows>
        </table:table>
        <text:p text:style-name="P4"/>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2$Linux OpenOffice.org_project/680m112$Build-8929</meta:generator>
    <meta:creation-date>2004-10-21T09:53:50</meta:creation-date>
    <dc:date>2005-07-09T18:04:23</dc:date>
    <meta:print-date>2005-07-09T17:55:57</meta:print-date>
    <dc:language>en-US</dc:language>
    <meta:editing-cycles>27</meta:editing-cycles>
    <meta:editing-duration>PT4H51M27S</meta:editing-duration>
    <meta:user-defined meta:name="Info 1"/>
    <meta:user-defined meta:name="Info 2"/>
    <meta:user-defined meta:name="Info 3"/>
    <meta:user-defined meta:name="Info 4"/>
    <meta:document-statistic meta:table-count="11" meta:image-count="0" meta:object-count="0" meta:page-count="4" meta:paragraph-count="142" meta:word-count="1189" meta:character-count="8228"/>
  </office:meta>
</office:document-meta>
</file>